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VSS, Proiect 2. Salariati Informatică – Română, 2017-2018/II, S01S12 </text:p>
      <text:p text:style-name="Standard">www.cs.ubbcluj.ro/~cretu <text:s/>1 </text:p>
      <text:p text:style-name="Standard">Cerinţe </text:p>
      <text:p text:style-name="Standard"><text:s/></text:p>
      <text:p text:style-name="Standard">Proiectaţi şi implementaţi o aplicaţie Java pentru rezolvarea problemei propuse. Se va evidenţia o arhitectură stratificată. Informaţiile vor fi preluate din fişiere text. </text:p>
      <text:p text:style-name="Standard"><text:s/></text:p>
      <text:list xml:id="list3847034665196830949" text:style-name="L1">
        <text:list-item>
          <text:p text:style-name="P1">Salariati universitate Universitatea doreste dezvoltarea unui program pentru gestiunea salariatilor. Acesta va avea urmatoarele functionalitati:</text:p>
        </text:list-item>
        <text:list-item>
          <text:p text:style-name="P1">i. adaugarea unui nou angajat (nume, prenume, CNP, functia didactica, salariul de incadrare); </text:p>
        </text:list-item>
        <text:list-item>
          <text:p text:style-name="P1">ii. modificarea functiei didactice (asistent/lector/conferentiar/profesor) a unui angajat; </text:p>
        </text:list-item>
        <text:list-item>
          <text:p text:style-name="P1">iii. afisarea salariatilor ordonati descrescator dupa salariu </text:p>
        </text:list-item>
        <text:list-item>
          <text:p text:style-name="P1">iv. afisarea salariatilor ordonati crescator dupa varsta (CNP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6S</meta:editing-duration>
    <meta:editing-cycles>3</meta:editing-cycles>
    <meta:generator>OpenOffice/4.1.4$Win32 OpenOffice.org_project/414m5$Build-9788</meta:generator>
    <dc:date>2018-03-19T13:06:37.14</dc:date>
    <meta:document-statistic meta:table-count="0" meta:image-count="0" meta:object-count="0" meta:page-count="1" meta:paragraph-count="11" meta:word-count="93" meta:character-count="746"/>
    <meta:user-defined meta:name="Info 1"/>
    <meta:user-defined meta:name="Info 2"/>
    <meta:user-defined meta:name="Info 3"/>
    <meta:user-defined meta:name="Info 4"/>
  </office:meta>
</office:document-meta>
</file>